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236" officeooo:paragraph-rsid="001242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let f1=lambda() </text:p>
      <text:p text:style-name="P1"><text:tab/>letrec fact=lambda(x) </text:p>
      <text:p text:style-name="P1"><text:tab/><text:tab/><text:tab/>if eq(x,1) then 1 else x*fact(x-1) </text:p>
      <text:p text:style-name="P1"><text:tab/>and z=4 </text:p>
      <text:p text:style-name="P1"><text:tab/>in fact(3)*z </text:p>
      <text:p text:style-name="P1"><text:tab/>end </text:p>
      <text:p text:style-name="P1">in f1() end $"</text:p>
      <text:p text:style-name="P1"/>
      <text:p text:style-name="P1"/>
      <text:p text:style-name="P1">LETC (CALL (VAR "f1") []) </text:p>
      <text:p text:style-name="P1"><text:tab/>[(VAR "f1",LAMBDAC [] </text:p>
      <text:p text:style-name="P1"><text:tab/><text:tab/><text:tab/><text:tab/> <text:s text:c="3"/>(LETRECC (MULT (CALL (VAR "fact") [NUM 3]) (VAR "z")) </text:p>
      <text:p text:style-name="P1"><text:tab/><text:tab/><text:tab/><text:tab/><text:tab/><text:tab/>[(VAR "fact",LAMBDAC [VAR "x"] </text:p>
      <text:p text:style-name="P1"><text:tab/><text:tab/><text:tab/><text:tab/><text:tab/><text:tab/><text:tab/><text:tab/><text:tab/> <text:s text:c="6"/>(IFC (EQC (VAR "x") (NUM 1)) (NUM 1) (MULT (VAR "x") (CALL (VAR</text:p>
      <text:p text:style-name="P1"><text:s text:c="42"/><text:tab/><text:tab/><text:tab/><text:tab/><text:tab/><text:tab/> <text:s text:c="5"/>"fact") [SUB (VAR "x") (NUM 1)])))</text:p>
      <text:p text:style-name="P1"><text:s text:c="24"/>),</text:p>
      <text:p text:style-name="P1"><text:s text:c="24"/>(VAR "z",NUM 4)]</text:p>
      <text:p text:style-name="P1"><text:s text:c="20"/>)</text:p>
      <text:p text:style-name="P1"><text:s text:c="4"/>)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[Ldc NIL,</text:p>
      <text:p text:style-name="P1">Ldf [Push,</text:p>
      <text:p text:style-name="P1"><text:s text:c="4"/>Ldc NIL,</text:p>
      <text:p text:style-name="P1"><text:s text:c="4"/>Ldc (NUM 4),</text:p>
      <text:p text:style-name="P1"><text:s text:c="4"/>Cons,</text:p>
      <text:p text:style-name="P1"><text:s text:c="4"/>Ldf [Ldc (NUM 1),</text:p>
      <text:p text:style-name="P1"><text:s text:c="8"/>Ld (0,0),</text:p>
      <text:p text:style-name="P1"><text:s text:c="8"/>Eq,</text:p>
      <text:p text:style-name="P1"><text:s text:c="8"/>Sel [Ldc (NUM 1),Join] [Ldc NIL,</text:p>
      <text:p text:style-name="P1"><text:s text:c="32"/>Ldc (NUM 1),</text:p>
      <text:p text:style-name="P1"><text:s text:c="32"/>Ld (0,0),</text:p>
      <text:p text:style-name="P1"><text:s text:c="32"/>Sub,</text:p>
      <text:p text:style-name="P1"><text:s text:c="32"/>Cons,</text:p>
      <text:p text:style-name="P1"><text:s text:c="32"/>Ld (1,0),</text:p>
      <text:p text:style-name="P1"><text:s text:c="32"/>Ap,</text:p>
      <text:p text:style-name="P1"><text:s text:c="32"/>Ld (0,0),</text:p>
      <text:p text:style-name="P1"><text:s text:c="32"/>Mult,</text:p>
      <text:p text:style-name="P1"><text:s text:c="32"/>Join],Rtn],</text:p>
      <text:p text:style-name="P1"><text:s text:c="4"/>Cons,</text:p>
      <text:p text:style-name="P1"><text:s text:c="4"/>Ldf [Ld (0,1),</text:p>
      <text:p text:style-name="P1"><text:s text:c="8"/>Ldc NIL,</text:p>
      <text:p text:style-name="P1"><text:s text:c="8"/>Ldc (NUM 3),</text:p>
      <text:p text:style-name="P1"><text:s text:c="8"/>Cons,</text:p>
      <text:p text:style-name="P1"><text:s text:c="8"/>Ld (0,0),</text:p>
      <text:p text:style-name="P1"><text:s text:c="8"/>Ap,</text:p>
      <text:p text:style-name="P1"><text:s text:c="8"/>Mult,</text:p>
      <text:p text:style-name="P1"><text:s text:c="8"/>Rtn],</text:p>
      <text:p text:style-name="P1"><text:s text:c="4"/>Rap,</text:p>
      <text:p text:style-name="P1"><text:s text:c="4"/>Rtn],</text:p>
      <text:p text:style-name="P1">Cons,</text:p>
      <text:p text:style-name="P1">Ldf [Ldc NIL,Ld (0,0),Ap,Rtn],</text:p>
      <text:p text:style-name="P1">Ap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6:57:10.384595210</meta:creation-date>
    <dc:date>2015-02-16T17:07:15.532216283</dc:date>
    <meta:editing-duration>P0D</meta:editing-duration>
    <meta:editing-cycles>1</meta:editing-cycles>
    <meta:document-statistic meta:table-count="0" meta:image-count="0" meta:object-count="0" meta:page-count="2" meta:paragraph-count="49" meta:word-count="125" meta:character-count="1213" meta:non-whitespace-character-count="563"/>
    <meta:generator>LibreOffice/4.2.6.3$Linux_X86_64 LibreOffice_project/420m0$Build-3</meta:generator>
  </office:meta>
</office:document-meta>
</file>